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 fo:border="0.0008in solid #000000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ackground-color="#ccffcc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99ccff" fo:border="0.0008in solid #000000"/>
    </style:style>
    <style:style style:name="ce27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08in solid #000000" fo:background-color="#99ccff" fo:border-left="none" fo:border-right="none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17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7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ff99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fo:background-color="#ccff99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17">
      <style:table-cell-properties fo:border-bottom="none" fo:background-color="#ccff99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17">
      <style:table-cell-properties fo:border-bottom="0.0008in solid #000000" fo:background-color="#ccff99" style:text-align-source="fix" style:repeat-content="false" fo:border-left="none" fo:border-right="0.0008in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1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*The 2<text:span text:style-name="T1">nd</text:span> sheet uses this expected m &amp; b.</text:p>
          </table:table-cell>
          <table:table-cell table:number-columns-repeated="3"/>
          <table:table-cell table:style-name="ce2"/>
          <table:table-cell table:style-name="ce12" office:value-type="string">
            <text:p>Least Squares Curve Fit for a Lin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3">
          <table:table-cell table:style-name="ce1"/>
          <table:table-cell table:style-name="ce4" office:value-type="string" table:number-columns-spanned="4" table:number-rows-spanned="1">
            <text:p>Calculated with errors</text:p>
          </table:table-cell>
          <table:covered-table-cell table:number-columns-repeated="3" table:style-name="ce3"/>
          <table:table-cell table:style-name="ce13" office:value-type="string" table:number-columns-spanned="2" table:number-rows-spanned="1">
            <text:p>Expected</text:p>
          </table:table-cell>
          <table:covered-table-cell table:style-name="ce1"/>
          <table:table-cell table:style-name="ce1"/>
          <table:table-cell table:style-name="ce16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<text:s/>m' = </text:p>
          </table:table-cell>
          <table:table-cell table:style-name="ce6" office:value-type="string" table:number-columns-spanned="3" table:number-rows-spanned="1">
            <text:p>(Sy'*Sx-(n*Sxy')) / ((Sx)^2-(n*Sx^2))</text:p>
          </table:table-cell>
          <table:covered-table-cell table:number-columns-repeated="2" table:style-name="ce8"/>
          <table:table-cell table:style-name="ce14" office:value-type="string">
            <text:p>m = </text:p>
          </table:table-cell>
          <table:table-cell table:style-name="ce17" office:value-type="string">
            <text:p>(Y2-Y1)/(X2-X1)</text:p>
          </table:table-cell>
          <table:table-cell table:style-name="ce1"/>
          <table:table-cell table:style-name="ce16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<text:s/>b' = </text:p>
          </table:table-cell>
          <table:table-cell table:style-name="ce6" office:value-type="string" table:number-columns-spanned="3" table:number-rows-spanned="1">
            <text:p>(Sy'-(mSx))/n</text:p>
          </table:table-cell>
          <table:covered-table-cell table:style-name="ce6"/>
          <table:covered-table-cell table:style-name="ce10"/>
          <table:table-cell table:style-name="ce14" office:value-type="string">
            <text:p>b = </text:p>
          </table:table-cell>
          <table:table-cell table:style-name="ce17" office:value-type="string">
            <text:p>-32*m</text:p>
          </table:table-cell>
          <table:table-cell table:style-name="ce1"/>
          <table:table-cell table:style-name="ce16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Derived m' =</text:p>
          </table:table-cell>
          <table:table-cell table:style-name="ce6" office:value-type="float" office:value="0.5629" table:number-columns-spanned="3" table:number-rows-spanned="1">
            <text:p>0.5629</text:p>
          </table:table-cell>
          <table:covered-table-cell table:style-name="ce9"/>
          <table:covered-table-cell table:style-name="ce7"/>
          <table:table-cell table:style-name="ce14" office:value-type="string">
            <text:p>m = </text:p>
          </table:table-cell>
          <table:table-cell table:style-name="ce18" table:formula="of:=([.E31]-[.E18])/([.D31]-[.D18])" office:value-type="float" office:value="0.555555555555555">
            <text:p>0.5556</text:p>
          </table:table-cell>
          <table:table-cell table:style-name="ce1"/>
          <table:table-cell table:style-name="ce16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Derived b' =</text:p>
          </table:table-cell>
          <table:table-cell table:style-name="ce7" office:value-type="float" office:value="-17.8413" table:number-columns-spanned="3" table:number-rows-spanned="1">
            <text:p>-17.8413</text:p>
          </table:table-cell>
          <table:covered-table-cell table:style-name="ce9"/>
          <table:covered-table-cell table:style-name="ce7"/>
          <table:table-cell table:style-name="ce14" office:value-type="string">
            <text:p>b = </text:p>
          </table:table-cell>
          <table:table-cell table:style-name="ce18" table:formula="of:=-32*[.G7]" office:value-type="float" office:value="-17.7777777777778">
            <text:p>-17.7778</text:p>
          </table:table-cell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<text:s/>Error Magnitude =</text:p>
          </table:table-cell>
          <table:covered-table-cell table:style-name="ce5" office:value-type="string">
            <text:p><text:s/>Error Magnitude =</text:p>
          </table:covered-table-cell>
          <table:table-cell table:style-name="ce6" office:value-type="float" office:value="7.5" table:number-columns-spanned="2" table:number-rows-spanned="1">
            <text:p>7.5</text:p>
          </table:table-cell>
          <table:covered-table-cell table:style-name="ce6"/>
          <table:table-cell table:style-name="ce15" table:number-columns-repeated="2"/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Static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number-columns-repeated="2" table:default-cell-style-name="Default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style-name="ce3" office:value-type="string" table:number-columns-spanned="10" table:number-rows-spanned="1">
            <text:p>Least Squares Curve Fit for a Line</text:p>
          </table:table-cell>
          <table:covered-table-cell table:style-name="ce1"/>
          <table:covered-table-cell table:number-columns-repeated="3" table:style-name="ce3"/>
          <table:covered-table-cell table:style-name="ce12"/>
          <table:covered-table-cell table:number-columns-repeated="2" table:style-name="ce1"/>
          <table:covered-table-cell table:style-name="ce16"/>
          <table:covered-table-cell table:style-name="ce1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3" office:value-type="string">
            <text:p>F → C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office:value-type="string">
            <text:p>C = 5/9 (F – 32)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1" office:value-type="string">
            <text:p>C = 5/9F – 17.7778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Default"/>
          <table:table-cell table:style-name="ce3" table:number-columns-repeated="2"/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7" office:value-type="string" table:number-columns-spanned="3" table:number-rows-spanned="1">
            <text:p><text:s/>(Sy'*Sx-(n*Sxy')) / ((Sx)^2-(n*Sx^2)) = </text:p>
          </table:table-cell>
          <table:covered-table-cell table:style-name="ce6"/>
          <table:covered-table-cell table:style-name="ce29"/>
          <table:table-cell table:style-name="ce29" office:value-type="string">
            <text:p>Derived m' =</text:p>
          </table:table-cell>
          <table:table-cell table:style-name="ce31" table:formula="of:=([.I12]*[.I13]-[.C55]*[.I15])/([.I12]*[.I12]-[.C55]*[.I14])" office:value-type="float" office:value="0.544177475712442">
            <text:p>0.5442</text:p>
          </table:table-cell>
          <table:table-cell table:style-name="ce33"/>
          <table:table-cell table:style-name="ce35" office:value-type="string">
            <text:p><text:s/>m = (y2-y1)/(x2-x1) =</text:p>
          </table:table-cell>
          <table:table-cell table:style-name="ce37" table:formula="of:=[JustDataForLab.G7]" office:value-type="float" office:value="0.555555555555555">
            <text:p>0.5556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8" table:number-columns-repeated="2"/>
          <table:table-cell table:style-name="ce29" office:value-type="string">
            <text:p><text:s/>(sY'-m*sX)/n =</text:p>
          </table:table-cell>
          <table:table-cell table:style-name="ce29" office:value-type="string">
            <text:p>Derived b' =</text:p>
          </table:table-cell>
          <table:table-cell table:style-name="ce31" table:formula="of:=([.I13]-[.E8]*[.I12])/[.C55]" office:value-type="float" office:value="-15.9235824499906">
            <text:p>-15.9236</text:p>
          </table:table-cell>
          <table:table-cell table:style-name="ce33"/>
          <table:table-cell table:style-name="ce36" office:value-type="string">
            <text:p><text:s/>b = -32*m =</text:p>
          </table:table-cell>
          <table:table-cell table:style-name="ce38" table:formula="of:=[JustDataForLab.G8]" office:value-type="float" office:value="-17.7777777777778">
            <text:p>-17.7778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8" table:number-columns-repeated="2"/>
          <table:table-cell table:style-name="ce27" office:value-type="string" table:number-columns-spanned="2" table:number-rows-spanned="1">
            <text:p>Error Magnitude =</text:p>
          </table:table-cell>
          <table:covered-table-cell table:style-name="ce27"/>
          <table:table-cell table:style-name="ce32" office:value-type="float" office:value="10">
            <text:p>10</text:p>
          </table:table-cell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/>
          <table:table-cell table:style-name="ce34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 table:formula="of:=SUM([.D19:.D55])" office:value-type="float" office:value="4514">
            <text:p>4514.00</text:p>
          </table:table-cell>
          <table:table-cell table:style-name="ce34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 table:formula="of:=SUM([.G19:.G55])" office:value-type="float" office:value="1867.24457471631">
            <text:p>1867.24</text:p>
          </table:table-cell>
          <table:table-cell table:style-name="ce34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Default"/>
          <table:table-cell table:style-name="ce1" table:number-columns-repeated="3"/>
          <table:table-cell table:style-name="ce39" table:formula="of:=SUM([.H19:.H55])" office:value-type="float" office:value="656158">
            <text:p>656158.00</text:p>
          </table:table-cell>
          <table:table-cell table:style-name="ce34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39" table:formula="of:=SUM([.I19:.I55])" office:value-type="float" office:value="285187.352929267">
            <text:p>285187.35</text:p>
          </table:table-cell>
          <table:table-cell table:style-name="ce34" office:value-type="string">
            <text:p><text:s/>= SumX*Y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string">
            <text:p>Rand()</text:p>
          </table:table-cell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 <text:s/>→ Noise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 → From Data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1" table:formula="of:=[.$H$8]*[.D19]+[.$H$9]" office:value-type="float" office:value="0">
            <text:p>0.00</text:p>
          </table:table-cell>
          <table:table-cell table:style-name="ce11" table:formula="of:=RAND()*2*[.$E$10]-[.$E$10]" office:value-type="float" office:value="9.79283479508013">
            <text:p>9.79</text:p>
          </table:table-cell>
          <table:table-cell table:style-name="ce11" table:formula="of:=[.$H$8]*[.D19]+[.$H$9]+[.F19]" office:value-type="float" office:value="9.79283479508013">
            <text:p>9.79</text:p>
          </table:table-cell>
          <table:table-cell table:style-name="ce2" table:formula="of:=[.D19]*[.D19]" office:value-type="float" office:value="1024">
            <text:p>1024</text:p>
          </table:table-cell>
          <table:table-cell table:formula="of:=[.D19]*[.G19]" office:value-type="float" office:value="313.370713442564">
            <text:p>313.37</text:p>
          </table:table-cell>
          <table:table-cell table:style-name="ce11" table:formula="of:=[.$E$8]*[.D19]+[.$E$9]" office:value-type="float" office:value="1.49009677280756">
            <text:p>1.4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9]+5" office:value-type="float" office:value="37">
            <text:p>37</text:p>
          </table:table-cell>
          <table:table-cell table:style-name="ce11" table:formula="of:=[.$H$8]*[.D20]+[.$H$9]" office:value-type="float" office:value="2.77777777777777">
            <text:p>2.78</text:p>
          </table:table-cell>
          <table:table-cell table:style-name="ce11" table:formula="of:=RAND()*2*[.$E$10]-[.$E$10]" office:value-type="float" office:value="4.34269735123962">
            <text:p>4.34</text:p>
          </table:table-cell>
          <table:table-cell table:style-name="ce11" table:formula="of:=[.$H$8]*[.D20]+[.$H$9]+[.F20]" office:value-type="float" office:value="7.1204751290174">
            <text:p>7.12</text:p>
          </table:table-cell>
          <table:table-cell table:style-name="ce2" table:formula="of:=[.D20]*[.D20]" office:value-type="float" office:value="1369">
            <text:p>1369</text:p>
          </table:table-cell>
          <table:table-cell table:formula="of:=[.D20]*[.G20]" office:value-type="float" office:value="263.457579773644">
            <text:p>263.46</text:p>
          </table:table-cell>
          <table:table-cell table:style-name="ce11" table:formula="of:=[.$E$8]*[.D20]+[.$E$9]" office:value-type="float" office:value="4.21098415136977">
            <text:p>4.2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20]+5" office:value-type="float" office:value="42">
            <text:p>42</text:p>
          </table:table-cell>
          <table:table-cell table:style-name="ce11" table:formula="of:=[.$H$8]*[.D21]+[.$H$9]" office:value-type="float" office:value="5.55555555555555">
            <text:p>5.56</text:p>
          </table:table-cell>
          <table:table-cell table:style-name="ce11" table:formula="of:=RAND()*2*[.$E$10]-[.$E$10]" office:value-type="float" office:value="4.11234877072275">
            <text:p>4.11</text:p>
          </table:table-cell>
          <table:table-cell table:style-name="ce11" table:formula="of:=[.$H$8]*[.D21]+[.$H$9]+[.F21]" office:value-type="float" office:value="9.6679043262783">
            <text:p>9.67</text:p>
          </table:table-cell>
          <table:table-cell table:style-name="ce2" table:formula="of:=[.D21]*[.D21]" office:value-type="float" office:value="1764">
            <text:p>1764</text:p>
          </table:table-cell>
          <table:table-cell table:formula="of:=[.D21]*[.G21]" office:value-type="float" office:value="406.051981703688">
            <text:p>406.05</text:p>
          </table:table-cell>
          <table:table-cell table:style-name="ce11" table:formula="of:=[.$E$8]*[.D21]+[.$E$9]" office:value-type="float" office:value="6.93187152993198">
            <text:p>6.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21]+5" office:value-type="float" office:value="47">
            <text:p>47</text:p>
          </table:table-cell>
          <table:table-cell table:style-name="ce11" table:formula="of:=[.$H$8]*[.D22]+[.$H$9]" office:value-type="float" office:value="8.33333333333333">
            <text:p>8.33</text:p>
          </table:table-cell>
          <table:table-cell table:style-name="ce11" table:formula="of:=RAND()*2*[.$E$10]-[.$E$10]" office:value-type="float" office:value="2.34239843674004">
            <text:p>2.34</text:p>
          </table:table-cell>
          <table:table-cell table:style-name="ce11" table:formula="of:=[.$H$8]*[.D22]+[.$H$9]+[.F22]" office:value-type="float" office:value="10.6757317700734">
            <text:p>10.68</text:p>
          </table:table-cell>
          <table:table-cell table:style-name="ce2" table:formula="of:=[.D22]*[.D22]" office:value-type="float" office:value="2209">
            <text:p>2209</text:p>
          </table:table-cell>
          <table:table-cell table:formula="of:=[.D22]*[.G22]" office:value-type="float" office:value="501.759393193448">
            <text:p>501.76</text:p>
          </table:table-cell>
          <table:table-cell table:style-name="ce11" table:formula="of:=[.$E$8]*[.D22]+[.$E$9]" office:value-type="float" office:value="9.6527589084942">
            <text:p>9.6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22]+5" office:value-type="float" office:value="52">
            <text:p>52</text:p>
          </table:table-cell>
          <table:table-cell table:style-name="ce11" table:formula="of:=[.$H$8]*[.D23]+[.$H$9]" office:value-type="float" office:value="11.1111111111111">
            <text:p>11.11</text:p>
          </table:table-cell>
          <table:table-cell table:style-name="ce11" table:formula="of:=RAND()*2*[.$E$10]-[.$E$10]" office:value-type="float" office:value="-4.82378385029733">
            <text:p>-4.82</text:p>
          </table:table-cell>
          <table:table-cell table:style-name="ce11" table:formula="of:=[.$H$8]*[.D23]+[.$H$9]+[.F23]" office:value-type="float" office:value="6.28732726081377">
            <text:p>6.29</text:p>
          </table:table-cell>
          <table:table-cell table:style-name="ce2" table:formula="of:=[.D23]*[.D23]" office:value-type="float" office:value="2704">
            <text:p>2704</text:p>
          </table:table-cell>
          <table:table-cell table:formula="of:=[.D23]*[.G23]" office:value-type="float" office:value="326.941017562316">
            <text:p>326.94</text:p>
          </table:table-cell>
          <table:table-cell table:style-name="ce11" table:formula="of:=[.$E$8]*[.D23]+[.$E$9]" office:value-type="float" office:value="12.3736462870564">
            <text:p>12.3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23]+5" office:value-type="float" office:value="57">
            <text:p>57</text:p>
          </table:table-cell>
          <table:table-cell table:style-name="ce11" table:formula="of:=[.$H$8]*[.D24]+[.$H$9]" office:value-type="float" office:value="13.8888888888889">
            <text:p>13.89</text:p>
          </table:table-cell>
          <table:table-cell table:style-name="ce11" table:formula="of:=RAND()*2*[.$E$10]-[.$E$10]" office:value-type="float" office:value="1.10060402657837">
            <text:p>1.10</text:p>
          </table:table-cell>
          <table:table-cell table:style-name="ce11" table:formula="of:=[.$H$8]*[.D24]+[.$H$9]+[.F24]" office:value-type="float" office:value="14.9894929154672">
            <text:p>14.99</text:p>
          </table:table-cell>
          <table:table-cell table:style-name="ce2" table:formula="of:=[.D24]*[.D24]" office:value-type="float" office:value="3249">
            <text:p>3249</text:p>
          </table:table-cell>
          <table:table-cell table:formula="of:=[.D24]*[.G24]" office:value-type="float" office:value="854.401096181633">
            <text:p>854.40</text:p>
          </table:table-cell>
          <table:table-cell table:style-name="ce11" table:formula="of:=[.$E$8]*[.D24]+[.$E$9]" office:value-type="float" office:value="15.0945336656186">
            <text:p>15.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4]+5" office:value-type="float" office:value="62">
            <text:p>62</text:p>
          </table:table-cell>
          <table:table-cell table:style-name="ce11" table:formula="of:=[.$H$8]*[.D25]+[.$H$9]" office:value-type="float" office:value="16.6666666666667">
            <text:p>16.67</text:p>
          </table:table-cell>
          <table:table-cell table:style-name="ce11" table:formula="of:=RAND()*2*[.$E$10]-[.$E$10]" office:value-type="float" office:value="1.26186305657029">
            <text:p>1.26</text:p>
          </table:table-cell>
          <table:table-cell table:style-name="ce11" table:formula="of:=[.$H$8]*[.D25]+[.$H$9]+[.F25]" office:value-type="float" office:value="17.9285297232369">
            <text:p>17.93</text:p>
          </table:table-cell>
          <table:table-cell table:style-name="ce2" table:formula="of:=[.D25]*[.D25]" office:value-type="float" office:value="3844">
            <text:p>3844</text:p>
          </table:table-cell>
          <table:table-cell table:formula="of:=[.D25]*[.G25]" office:value-type="float" office:value="1111.56884284069">
            <text:p>1111.57</text:p>
          </table:table-cell>
          <table:table-cell table:style-name="ce11" table:formula="of:=[.$E$8]*[.D25]+[.$E$9]" office:value-type="float" office:value="17.8154210441808">
            <text:p>17.8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5]+5" office:value-type="float" office:value="67">
            <text:p>67</text:p>
          </table:table-cell>
          <table:table-cell table:style-name="ce11" table:formula="of:=[.$H$8]*[.D26]+[.$H$9]" office:value-type="float" office:value="19.4444444444444">
            <text:p>19.44</text:p>
          </table:table-cell>
          <table:table-cell table:style-name="ce11" table:formula="of:=RAND()*2*[.$E$10]-[.$E$10]" office:value-type="float" office:value="-8.57008290942758">
            <text:p>-8.57</text:p>
          </table:table-cell>
          <table:table-cell table:style-name="ce11" table:formula="of:=[.$H$8]*[.D26]+[.$H$9]+[.F26]" office:value-type="float" office:value="10.8743615350168">
            <text:p>10.87</text:p>
          </table:table-cell>
          <table:table-cell table:style-name="ce2" table:formula="of:=[.D26]*[.D26]" office:value-type="float" office:value="4489">
            <text:p>4489</text:p>
          </table:table-cell>
          <table:table-cell table:formula="of:=[.D26]*[.G26]" office:value-type="float" office:value="728.582222846128">
            <text:p>728.58</text:p>
          </table:table-cell>
          <table:table-cell table:style-name="ce11" table:formula="of:=[.$E$8]*[.D26]+[.$E$9]" office:value-type="float" office:value="20.536308422743">
            <text:p>20.5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6]+5" office:value-type="float" office:value="72">
            <text:p>72</text:p>
          </table:table-cell>
          <table:table-cell table:style-name="ce11" table:formula="of:=[.$H$8]*[.D27]+[.$H$9]" office:value-type="float" office:value="22.2222222222222">
            <text:p>22.22</text:p>
          </table:table-cell>
          <table:table-cell table:style-name="ce11" table:formula="of:=RAND()*2*[.$E$10]-[.$E$10]" office:value-type="float" office:value="-0.853952644392848">
            <text:p>-0.85</text:p>
          </table:table-cell>
          <table:table-cell table:style-name="ce11" table:formula="of:=[.$H$8]*[.D27]+[.$H$9]+[.F27]" office:value-type="float" office:value="21.3682695778294">
            <text:p>21.37</text:p>
          </table:table-cell>
          <table:table-cell table:style-name="ce2" table:formula="of:=[.D27]*[.D27]" office:value-type="float" office:value="5184">
            <text:p>5184</text:p>
          </table:table-cell>
          <table:table-cell table:formula="of:=[.D27]*[.G27]" office:value-type="float" office:value="1538.51540960371">
            <text:p>1538.52</text:p>
          </table:table-cell>
          <table:table-cell table:style-name="ce11" table:formula="of:=[.$E$8]*[.D27]+[.$E$9]" office:value-type="float" office:value="23.2571958013053">
            <text:p>23.2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7]+5" office:value-type="float" office:value="77">
            <text:p>77</text:p>
          </table:table-cell>
          <table:table-cell table:style-name="ce11" table:formula="of:=[.$H$8]*[.D28]+[.$H$9]" office:value-type="float" office:value="25">
            <text:p>25.00</text:p>
          </table:table-cell>
          <table:table-cell table:style-name="ce11" table:formula="of:=RAND()*2*[.$E$10]-[.$E$10]" office:value-type="float" office:value="9.24756471067667">
            <text:p>9.25</text:p>
          </table:table-cell>
          <table:table-cell table:style-name="ce11" table:formula="of:=[.$H$8]*[.D28]+[.$H$9]+[.F28]" office:value-type="float" office:value="34.2475647106766">
            <text:p>34.25</text:p>
          </table:table-cell>
          <table:table-cell table:style-name="ce2" table:formula="of:=[.D28]*[.D28]" office:value-type="float" office:value="5929">
            <text:p>5929</text:p>
          </table:table-cell>
          <table:table-cell table:formula="of:=[.D28]*[.G28]" office:value-type="float" office:value="2637.0624827221">
            <text:p>2637.06</text:p>
          </table:table-cell>
          <table:table-cell table:style-name="ce11" table:formula="of:=[.$E$8]*[.D28]+[.$E$9]" office:value-type="float" office:value="25.9780831798675">
            <text:p>25.9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8]+5" office:value-type="float" office:value="82">
            <text:p>82</text:p>
          </table:table-cell>
          <table:table-cell table:style-name="ce11" table:formula="of:=[.$H$8]*[.D29]+[.$H$9]" office:value-type="float" office:value="27.7777777777777">
            <text:p>27.78</text:p>
          </table:table-cell>
          <table:table-cell table:style-name="ce11" table:formula="of:=RAND()*2*[.$E$10]-[.$E$10]" office:value-type="float" office:value="-7.25787362083793">
            <text:p>-7.26</text:p>
          </table:table-cell>
          <table:table-cell table:style-name="ce11" table:formula="of:=[.$H$8]*[.D29]+[.$H$9]+[.F29]" office:value-type="float" office:value="20.5199041569398">
            <text:p>20.52</text:p>
          </table:table-cell>
          <table:table-cell table:style-name="ce2" table:formula="of:=[.D29]*[.D29]" office:value-type="float" office:value="6724">
            <text:p>6724</text:p>
          </table:table-cell>
          <table:table-cell table:formula="of:=[.D29]*[.G29]" office:value-type="float" office:value="1682.63214086906">
            <text:p>1682.63</text:p>
          </table:table-cell>
          <table:table-cell table:style-name="ce11" table:formula="of:=[.$E$8]*[.D29]+[.$E$9]" office:value-type="float" office:value="28.6989705584297">
            <text:p>28.7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9]+5" office:value-type="float" office:value="87">
            <text:p>87</text:p>
          </table:table-cell>
          <table:table-cell table:style-name="ce11" table:formula="of:=[.$H$8]*[.D30]+[.$H$9]" office:value-type="float" office:value="30.5555555555555">
            <text:p>30.56</text:p>
          </table:table-cell>
          <table:table-cell table:style-name="ce11" table:formula="of:=RAND()*2*[.$E$10]-[.$E$10]" office:value-type="float" office:value="-6.3053820328787">
            <text:p>-6.31</text:p>
          </table:table-cell>
          <table:table-cell table:style-name="ce11" table:formula="of:=[.$H$8]*[.D30]+[.$H$9]+[.F30]" office:value-type="float" office:value="24.2501735226768">
            <text:p>24.25</text:p>
          </table:table-cell>
          <table:table-cell table:style-name="ce2" table:formula="of:=[.D30]*[.D30]" office:value-type="float" office:value="7569">
            <text:p>7569</text:p>
          </table:table-cell>
          <table:table-cell table:formula="of:=[.D30]*[.G30]" office:value-type="float" office:value="2109.76509647288">
            <text:p>2109.77</text:p>
          </table:table-cell>
          <table:table-cell table:style-name="ce11" table:formula="of:=[.$E$8]*[.D30]+[.$E$9]" office:value-type="float" office:value="31.4198579369919">
            <text:p>31.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30]+5" office:value-type="float" office:value="92">
            <text:p>92</text:p>
          </table:table-cell>
          <table:table-cell table:style-name="ce11" table:formula="of:=[.$H$8]*[.D31]+[.$H$9]" office:value-type="float" office:value="33.3333333333333">
            <text:p>33.33</text:p>
          </table:table-cell>
          <table:table-cell table:style-name="ce11" table:formula="of:=RAND()*2*[.$E$10]-[.$E$10]" office:value-type="float" office:value="-9.57760917488486">
            <text:p>-9.58</text:p>
          </table:table-cell>
          <table:table-cell table:style-name="ce11" table:formula="of:=[.$H$8]*[.D31]+[.$H$9]+[.F31]" office:value-type="float" office:value="23.7557241584484">
            <text:p>23.76</text:p>
          </table:table-cell>
          <table:table-cell table:style-name="ce2" table:formula="of:=[.D31]*[.D31]" office:value-type="float" office:value="8464">
            <text:p>8464</text:p>
          </table:table-cell>
          <table:table-cell table:formula="of:=[.D31]*[.G31]" office:value-type="float" office:value="2185.52662257726">
            <text:p>2185.53</text:p>
          </table:table-cell>
          <table:table-cell table:style-name="ce11" table:formula="of:=[.$E$8]*[.D31]+[.$E$9]" office:value-type="float" office:value="34.1407453155541">
            <text:p>34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31]+5" office:value-type="float" office:value="97">
            <text:p>97</text:p>
          </table:table-cell>
          <table:table-cell table:style-name="ce11" table:formula="of:=[.$H$8]*[.D32]+[.$H$9]" office:value-type="float" office:value="36.1111111111111">
            <text:p>36.11</text:p>
          </table:table-cell>
          <table:table-cell table:style-name="ce11" table:formula="of:=RAND()*2*[.$E$10]-[.$E$10]" office:value-type="float" office:value="8.463044622913">
            <text:p>8.46</text:p>
          </table:table-cell>
          <table:table-cell table:style-name="ce11" table:formula="of:=[.$H$8]*[.D32]+[.$H$9]+[.F32]" office:value-type="float" office:value="44.5741557340241">
            <text:p>44.57</text:p>
          </table:table-cell>
          <table:table-cell table:style-name="ce2" table:formula="of:=[.D32]*[.D32]" office:value-type="float" office:value="9409">
            <text:p>9409</text:p>
          </table:table-cell>
          <table:table-cell table:formula="of:=[.D32]*[.G32]" office:value-type="float" office:value="4323.69310620034">
            <text:p>4323.69</text:p>
          </table:table-cell>
          <table:table-cell table:style-name="ce11" table:formula="of:=[.$E$8]*[.D32]+[.$E$9]" office:value-type="float" office:value="36.8616326941163">
            <text:p>36.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32]+5" office:value-type="float" office:value="102">
            <text:p>102</text:p>
          </table:table-cell>
          <table:table-cell table:style-name="ce11" table:formula="of:=[.$H$8]*[.D33]+[.$H$9]" office:value-type="float" office:value="38.8888888888888">
            <text:p>38.89</text:p>
          </table:table-cell>
          <table:table-cell table:style-name="ce11" table:formula="of:=RAND()*2*[.$E$10]-[.$E$10]" office:value-type="float" office:value="0.469704628922045">
            <text:p>0.47</text:p>
          </table:table-cell>
          <table:table-cell table:style-name="ce11" table:formula="of:=[.$H$8]*[.D33]+[.$H$9]+[.F33]" office:value-type="float" office:value="39.3585935178109">
            <text:p>39.36</text:p>
          </table:table-cell>
          <table:table-cell table:style-name="ce2" table:formula="of:=[.D33]*[.D33]" office:value-type="float" office:value="10404">
            <text:p>10404</text:p>
          </table:table-cell>
          <table:table-cell table:formula="of:=[.D33]*[.G33]" office:value-type="float" office:value="4014.57653881671">
            <text:p>4014.58</text:p>
          </table:table-cell>
          <table:table-cell table:style-name="ce11" table:formula="of:=[.$E$8]*[.D33]+[.$E$9]" office:value-type="float" office:value="39.5825200726785">
            <text:p>39.5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33]+5" office:value-type="float" office:value="107">
            <text:p>107</text:p>
          </table:table-cell>
          <table:table-cell table:style-name="ce11" table:formula="of:=[.$H$8]*[.D34]+[.$H$9]" office:value-type="float" office:value="41.6666666666666">
            <text:p>41.67</text:p>
          </table:table-cell>
          <table:table-cell table:style-name="ce11" table:formula="of:=RAND()*2*[.$E$10]-[.$E$10]" office:value-type="float" office:value="-6.31022595334798">
            <text:p>-6.31</text:p>
          </table:table-cell>
          <table:table-cell table:style-name="ce11" table:formula="of:=[.$H$8]*[.D34]+[.$H$9]+[.F34]" office:value-type="float" office:value="35.3564407133186">
            <text:p>35.36</text:p>
          </table:table-cell>
          <table:table-cell table:style-name="ce2" table:formula="of:=[.D34]*[.D34]" office:value-type="float" office:value="11449">
            <text:p>11449</text:p>
          </table:table-cell>
          <table:table-cell table:formula="of:=[.D34]*[.G34]" office:value-type="float" office:value="3783.13915632509">
            <text:p>3783.14</text:p>
          </table:table-cell>
          <table:table-cell table:style-name="ce11" table:formula="of:=[.$E$8]*[.D34]+[.$E$9]" office:value-type="float" office:value="42.3034074512407">
            <text:p>42.3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4]+5" office:value-type="float" office:value="112">
            <text:p>112</text:p>
          </table:table-cell>
          <table:table-cell table:style-name="ce11" table:formula="of:=[.$H$8]*[.D35]+[.$H$9]" office:value-type="float" office:value="44.4444444444444">
            <text:p>44.44</text:p>
          </table:table-cell>
          <table:table-cell table:style-name="ce11" table:formula="of:=RAND()*2*[.$E$10]-[.$E$10]" office:value-type="float" office:value="5.35752043128014">
            <text:p>5.36</text:p>
          </table:table-cell>
          <table:table-cell table:style-name="ce11" table:formula="of:=[.$H$8]*[.D35]+[.$H$9]+[.F35]" office:value-type="float" office:value="49.8019648757245">
            <text:p>49.80</text:p>
          </table:table-cell>
          <table:table-cell table:style-name="ce2" table:formula="of:=[.D35]*[.D35]" office:value-type="float" office:value="12544">
            <text:p>12544</text:p>
          </table:table-cell>
          <table:table-cell table:formula="of:=[.D35]*[.G35]" office:value-type="float" office:value="5577.82006608115">
            <text:p>5577.82</text:p>
          </table:table-cell>
          <table:table-cell table:style-name="ce11" table:formula="of:=[.$E$8]*[.D35]+[.$E$9]" office:value-type="float" office:value="45.0242948298029">
            <text:p>45.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5]+5" office:value-type="float" office:value="117">
            <text:p>117</text:p>
          </table:table-cell>
          <table:table-cell table:style-name="ce11" table:formula="of:=[.$H$8]*[.D36]+[.$H$9]" office:value-type="float" office:value="47.2222222222222">
            <text:p>47.22</text:p>
          </table:table-cell>
          <table:table-cell table:style-name="ce11" table:formula="of:=RAND()*2*[.$E$10]-[.$E$10]" office:value-type="float" office:value="6.66577427648008">
            <text:p>6.67</text:p>
          </table:table-cell>
          <table:table-cell table:style-name="ce11" table:formula="of:=[.$H$8]*[.D36]+[.$H$9]+[.F36]" office:value-type="float" office:value="53.8879964987023">
            <text:p>53.89</text:p>
          </table:table-cell>
          <table:table-cell table:style-name="ce2" table:formula="of:=[.D36]*[.D36]" office:value-type="float" office:value="13689">
            <text:p>13689</text:p>
          </table:table-cell>
          <table:table-cell table:formula="of:=[.D36]*[.G36]" office:value-type="float" office:value="6304.89559034816">
            <text:p>6304.90</text:p>
          </table:table-cell>
          <table:table-cell table:style-name="ce11" table:formula="of:=[.$E$8]*[.D36]+[.$E$9]" office:value-type="float" office:value="47.7451822083652">
            <text:p>47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6]+5" office:value-type="float" office:value="122">
            <text:p>122</text:p>
          </table:table-cell>
          <table:table-cell table:style-name="ce11" table:formula="of:=[.$H$8]*[.D37]+[.$H$9]" office:value-type="float" office:value="50">
            <text:p>50.00</text:p>
          </table:table-cell>
          <table:table-cell table:style-name="ce11" table:formula="of:=RAND()*2*[.$E$10]-[.$E$10]" office:value-type="float" office:value="9.41979256924242">
            <text:p>9.42</text:p>
          </table:table-cell>
          <table:table-cell table:style-name="ce11" table:formula="of:=[.$H$8]*[.D37]+[.$H$9]+[.F37]" office:value-type="float" office:value="59.4197925692424">
            <text:p>59.42</text:p>
          </table:table-cell>
          <table:table-cell table:style-name="ce2" table:formula="of:=[.D37]*[.D37]" office:value-type="float" office:value="14884">
            <text:p>14884</text:p>
          </table:table-cell>
          <table:table-cell table:formula="of:=[.D37]*[.G37]" office:value-type="float" office:value="7249.21469344757">
            <text:p>7249.21</text:p>
          </table:table-cell>
          <table:table-cell table:style-name="ce11" table:formula="of:=[.$E$8]*[.D37]+[.$E$9]" office:value-type="float" office:value="50.4660695869274">
            <text:p>50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7]+5" office:value-type="float" office:value="127">
            <text:p>127</text:p>
          </table:table-cell>
          <table:table-cell table:style-name="ce11" table:formula="of:=[.$H$8]*[.D38]+[.$H$9]" office:value-type="float" office:value="52.7777777777777">
            <text:p>52.78</text:p>
          </table:table-cell>
          <table:table-cell table:style-name="ce11" table:formula="of:=RAND()*2*[.$E$10]-[.$E$10]" office:value-type="float" office:value="-5.13836380559951">
            <text:p>-5.14</text:p>
          </table:table-cell>
          <table:table-cell table:style-name="ce11" table:formula="of:=[.$H$8]*[.D38]+[.$H$9]+[.F38]" office:value-type="float" office:value="47.6394139721782">
            <text:p>47.64</text:p>
          </table:table-cell>
          <table:table-cell table:style-name="ce2" table:formula="of:=[.D38]*[.D38]" office:value-type="float" office:value="16129">
            <text:p>16129</text:p>
          </table:table-cell>
          <table:table-cell table:formula="of:=[.D38]*[.G38]" office:value-type="float" office:value="6050.20557446663">
            <text:p>6050.21</text:p>
          </table:table-cell>
          <table:table-cell table:style-name="ce11" table:formula="of:=[.$E$8]*[.D38]+[.$E$9]" office:value-type="float" office:value="53.1869569654896">
            <text:p>53.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8]+5" office:value-type="float" office:value="132">
            <text:p>132</text:p>
          </table:table-cell>
          <table:table-cell table:style-name="ce11" table:formula="of:=[.$H$8]*[.D39]+[.$H$9]" office:value-type="float" office:value="55.5555555555555">
            <text:p>55.56</text:p>
          </table:table-cell>
          <table:table-cell table:style-name="ce11" table:formula="of:=RAND()*2*[.$E$10]-[.$E$10]" office:value-type="float" office:value="2.3268027883023">
            <text:p>2.33</text:p>
          </table:table-cell>
          <table:table-cell table:style-name="ce11" table:formula="of:=[.$H$8]*[.D39]+[.$H$9]+[.F39]" office:value-type="float" office:value="57.8823583438578">
            <text:p>57.88</text:p>
          </table:table-cell>
          <table:table-cell table:style-name="ce2" table:formula="of:=[.D39]*[.D39]" office:value-type="float" office:value="17424">
            <text:p>17424</text:p>
          </table:table-cell>
          <table:table-cell table:formula="of:=[.D39]*[.G39]" office:value-type="float" office:value="7640.47130138923">
            <text:p>7640.47</text:p>
          </table:table-cell>
          <table:table-cell table:style-name="ce11" table:formula="of:=[.$E$8]*[.D39]+[.$E$9]" office:value-type="float" office:value="55.9078443440518">
            <text:p>55.9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9]+5" office:value-type="float" office:value="137">
            <text:p>137</text:p>
          </table:table-cell>
          <table:table-cell table:style-name="ce11" table:formula="of:=[.$H$8]*[.D40]+[.$H$9]" office:value-type="float" office:value="58.3333333333333">
            <text:p>58.33</text:p>
          </table:table-cell>
          <table:table-cell table:style-name="ce11" table:formula="of:=RAND()*2*[.$E$10]-[.$E$10]" office:value-type="float" office:value="-1.65985139086843">
            <text:p>-1.66</text:p>
          </table:table-cell>
          <table:table-cell table:style-name="ce11" table:formula="of:=[.$H$8]*[.D40]+[.$H$9]+[.F40]" office:value-type="float" office:value="56.6734819424648">
            <text:p>56.67</text:p>
          </table:table-cell>
          <table:table-cell table:style-name="ce2" table:formula="of:=[.D40]*[.D40]" office:value-type="float" office:value="18769">
            <text:p>18769</text:p>
          </table:table-cell>
          <table:table-cell table:formula="of:=[.D40]*[.G40]" office:value-type="float" office:value="7764.26702611768">
            <text:p>7764.27</text:p>
          </table:table-cell>
          <table:table-cell table:style-name="ce11" table:formula="of:=[.$E$8]*[.D40]+[.$E$9]" office:value-type="float" office:value="58.628731722614">
            <text:p>58.6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40]+5" office:value-type="float" office:value="142">
            <text:p>142</text:p>
          </table:table-cell>
          <table:table-cell table:style-name="ce11" table:formula="of:=[.$H$8]*[.D41]+[.$H$9]" office:value-type="float" office:value="61.111111111111">
            <text:p>61.11</text:p>
          </table:table-cell>
          <table:table-cell table:style-name="ce11" table:formula="of:=RAND()*2*[.$E$10]-[.$E$10]" office:value-type="float" office:value="-6.7301564430818">
            <text:p>-6.73</text:p>
          </table:table-cell>
          <table:table-cell table:style-name="ce11" table:formula="of:=[.$H$8]*[.D41]+[.$H$9]+[.F41]" office:value-type="float" office:value="54.3809546680293">
            <text:p>54.38</text:p>
          </table:table-cell>
          <table:table-cell table:style-name="ce2" table:formula="of:=[.D41]*[.D41]" office:value-type="float" office:value="20164">
            <text:p>20164</text:p>
          </table:table-cell>
          <table:table-cell table:formula="of:=[.D41]*[.G41]" office:value-type="float" office:value="7722.09556286015">
            <text:p>7722.10</text:p>
          </table:table-cell>
          <table:table-cell table:style-name="ce11" table:formula="of:=[.$E$8]*[.D41]+[.$E$9]" office:value-type="float" office:value="61.3496191011762">
            <text:p>61.3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41]+5" office:value-type="float" office:value="147">
            <text:p>147</text:p>
          </table:table-cell>
          <table:table-cell table:style-name="ce11" table:formula="of:=[.$H$8]*[.D42]+[.$H$9]" office:value-type="float" office:value="63.8888888888888">
            <text:p>63.89</text:p>
          </table:table-cell>
          <table:table-cell table:style-name="ce11" table:formula="of:=RAND()*2*[.$E$10]-[.$E$10]" office:value-type="float" office:value="3.43351318035275">
            <text:p>3.43</text:p>
          </table:table-cell>
          <table:table-cell table:style-name="ce11" table:formula="of:=[.$H$8]*[.D42]+[.$H$9]+[.F42]" office:value-type="float" office:value="67.3224020692416">
            <text:p>67.32</text:p>
          </table:table-cell>
          <table:table-cell table:style-name="ce2" table:formula="of:=[.D42]*[.D42]" office:value-type="float" office:value="21609">
            <text:p>21609</text:p>
          </table:table-cell>
          <table:table-cell table:formula="of:=[.D42]*[.G42]" office:value-type="float" office:value="9896.39310417851">
            <text:p>9896.39</text:p>
          </table:table-cell>
          <table:table-cell table:style-name="ce11" table:formula="of:=[.$E$8]*[.D42]+[.$E$9]" office:value-type="float" office:value="64.0705064797384">
            <text:p>64.0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42]+5" office:value-type="float" office:value="152">
            <text:p>152</text:p>
          </table:table-cell>
          <table:table-cell table:style-name="ce11" table:formula="of:=[.$H$8]*[.D43]+[.$H$9]" office:value-type="float" office:value="66.6666666666666">
            <text:p>66.67</text:p>
          </table:table-cell>
          <table:table-cell table:style-name="ce11" table:formula="of:=RAND()*2*[.$E$10]-[.$E$10]" office:value-type="float" office:value="8.20353058632463">
            <text:p>8.20</text:p>
          </table:table-cell>
          <table:table-cell table:style-name="ce11" table:formula="of:=[.$H$8]*[.D43]+[.$H$9]+[.F43]" office:value-type="float" office:value="74.8701972529912">
            <text:p>74.87</text:p>
          </table:table-cell>
          <table:table-cell table:style-name="ce2" table:formula="of:=[.D43]*[.D43]" office:value-type="float" office:value="23104">
            <text:p>23104</text:p>
          </table:table-cell>
          <table:table-cell table:formula="of:=[.D43]*[.G43]" office:value-type="float" office:value="11380.2699824547">
            <text:p>11380.27</text:p>
          </table:table-cell>
          <table:table-cell table:style-name="ce11" table:formula="of:=[.$E$8]*[.D43]+[.$E$9]" office:value-type="float" office:value="66.7913938583006">
            <text:p>66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43]+5" office:value-type="float" office:value="157">
            <text:p>157</text:p>
          </table:table-cell>
          <table:table-cell table:style-name="ce11" table:formula="of:=[.$H$8]*[.D44]+[.$H$9]" office:value-type="float" office:value="69.4444444444444">
            <text:p>69.44</text:p>
          </table:table-cell>
          <table:table-cell table:style-name="ce11" table:formula="of:=RAND()*2*[.$E$10]-[.$E$10]" office:value-type="float" office:value="9.42091591190547">
            <text:p>9.42</text:p>
          </table:table-cell>
          <table:table-cell table:style-name="ce11" table:formula="of:=[.$H$8]*[.D44]+[.$H$9]+[.F44]" office:value-type="float" office:value="78.8653603563498">
            <text:p>78.87</text:p>
          </table:table-cell>
          <table:table-cell table:style-name="ce2" table:formula="of:=[.D44]*[.D44]" office:value-type="float" office:value="24649">
            <text:p>24649</text:p>
          </table:table-cell>
          <table:table-cell table:formula="of:=[.D44]*[.G44]" office:value-type="float" office:value="12381.8615759469">
            <text:p>12381.86</text:p>
          </table:table-cell>
          <table:table-cell table:style-name="ce11" table:formula="of:=[.$E$8]*[.D44]+[.$E$9]" office:value-type="float" office:value="69.5122812368629">
            <text:p>69.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4]+5" office:value-type="float" office:value="162">
            <text:p>162</text:p>
          </table:table-cell>
          <table:table-cell table:style-name="ce11" table:formula="of:=[.$H$8]*[.D45]+[.$H$9]" office:value-type="float" office:value="72.2222222222221">
            <text:p>72.22</text:p>
          </table:table-cell>
          <table:table-cell table:style-name="ce11" table:formula="of:=RAND()*2*[.$E$10]-[.$E$10]" office:value-type="float" office:value="-1.78699922282249">
            <text:p>-1.79</text:p>
          </table:table-cell>
          <table:table-cell table:style-name="ce11" table:formula="of:=[.$H$8]*[.D45]+[.$H$9]+[.F45]" office:value-type="float" office:value="70.4352229993997">
            <text:p>70.44</text:p>
          </table:table-cell>
          <table:table-cell table:style-name="ce2" table:formula="of:=[.D45]*[.D45]" office:value-type="float" office:value="26244">
            <text:p>26244</text:p>
          </table:table-cell>
          <table:table-cell table:formula="of:=[.D45]*[.G45]" office:value-type="float" office:value="11410.5061259027">
            <text:p>11410.51</text:p>
          </table:table-cell>
          <table:table-cell table:style-name="ce11" table:formula="of:=[.$E$8]*[.D45]+[.$E$9]" office:value-type="float" office:value="72.2331686154251">
            <text:p>72.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5]+5" office:value-type="float" office:value="167">
            <text:p>167</text:p>
          </table:table-cell>
          <table:table-cell table:style-name="ce11" table:formula="of:=[.$H$8]*[.D46]+[.$H$9]" office:value-type="float" office:value="74.9999999999999">
            <text:p>75.00</text:p>
          </table:table-cell>
          <table:table-cell table:style-name="ce11" table:formula="of:=RAND()*2*[.$E$10]-[.$E$10]" office:value-type="float" office:value="-5.96090904902667">
            <text:p>-5.96</text:p>
          </table:table-cell>
          <table:table-cell table:style-name="ce11" table:formula="of:=[.$H$8]*[.D46]+[.$H$9]+[.F46]" office:value-type="float" office:value="69.0390909509732">
            <text:p>69.04</text:p>
          </table:table-cell>
          <table:table-cell table:style-name="ce2" table:formula="of:=[.D46]*[.D46]" office:value-type="float" office:value="27889">
            <text:p>27889</text:p>
          </table:table-cell>
          <table:table-cell table:formula="of:=[.D46]*[.G46]" office:value-type="float" office:value="11529.5281888125">
            <text:p>11529.53</text:p>
          </table:table-cell>
          <table:table-cell table:style-name="ce11" table:formula="of:=[.$E$8]*[.D46]+[.$E$9]" office:value-type="float" office:value="74.9540559939873">
            <text:p>74.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6]+5" office:value-type="float" office:value="172">
            <text:p>172</text:p>
          </table:table-cell>
          <table:table-cell table:style-name="ce11" table:formula="of:=[.$H$8]*[.D47]+[.$H$9]" office:value-type="float" office:value="77.7777777777777">
            <text:p>77.78</text:p>
          </table:table-cell>
          <table:table-cell table:style-name="ce11" table:formula="of:=RAND()*2*[.$E$10]-[.$E$10]" office:value-type="float" office:value="6.0794300865382">
            <text:p>6.08</text:p>
          </table:table-cell>
          <table:table-cell table:style-name="ce11" table:formula="of:=[.$H$8]*[.D47]+[.$H$9]+[.F47]" office:value-type="float" office:value="83.8572078643159">
            <text:p>83.86</text:p>
          </table:table-cell>
          <table:table-cell table:style-name="ce2" table:formula="of:=[.D47]*[.D47]" office:value-type="float" office:value="29584">
            <text:p>29584</text:p>
          </table:table-cell>
          <table:table-cell table:formula="of:=[.D47]*[.G47]" office:value-type="float" office:value="14423.4397526623">
            <text:p>14423.44</text:p>
          </table:table-cell>
          <table:table-cell table:style-name="ce11" table:formula="of:=[.$E$8]*[.D47]+[.$E$9]" office:value-type="float" office:value="77.6749433725495">
            <text:p>77.6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7]+5" office:value-type="float" office:value="177">
            <text:p>177</text:p>
          </table:table-cell>
          <table:table-cell table:style-name="ce11" table:formula="of:=[.$H$8]*[.D48]+[.$H$9]" office:value-type="float" office:value="80.5555555555555">
            <text:p>80.56</text:p>
          </table:table-cell>
          <table:table-cell table:style-name="ce11" table:formula="of:=RAND()*2*[.$E$10]-[.$E$10]" office:value-type="float" office:value="-8.1030927458778">
            <text:p>-8.10</text:p>
          </table:table-cell>
          <table:table-cell table:style-name="ce11" table:formula="of:=[.$H$8]*[.D48]+[.$H$9]+[.F48]" office:value-type="float" office:value="72.4524628096777">
            <text:p>72.45</text:p>
          </table:table-cell>
          <table:table-cell table:style-name="ce2" table:formula="of:=[.D48]*[.D48]" office:value-type="float" office:value="31329">
            <text:p>31329</text:p>
          </table:table-cell>
          <table:table-cell table:formula="of:=[.D48]*[.G48]" office:value-type="float" office:value="12824.0859173129">
            <text:p>12824.09</text:p>
          </table:table-cell>
          <table:table-cell table:style-name="ce11" table:formula="of:=[.$E$8]*[.D48]+[.$E$9]" office:value-type="float" office:value="80.3958307511117">
            <text:p>80.4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8]+5" office:value-type="float" office:value="182">
            <text:p>182</text:p>
          </table:table-cell>
          <table:table-cell table:style-name="ce11" table:formula="of:=[.$H$8]*[.D49]+[.$H$9]" office:value-type="float" office:value="83.3333333333333">
            <text:p>83.33</text:p>
          </table:table-cell>
          <table:table-cell table:style-name="ce11" table:formula="of:=RAND()*2*[.$E$10]-[.$E$10]" office:value-type="float" office:value="0.828990964218974">
            <text:p>0.83</text:p>
          </table:table-cell>
          <table:table-cell table:style-name="ce11" table:formula="of:=[.$H$8]*[.D49]+[.$H$9]+[.F49]" office:value-type="float" office:value="84.1623242975522">
            <text:p>84.16</text:p>
          </table:table-cell>
          <table:table-cell table:style-name="ce2" table:formula="of:=[.D49]*[.D49]" office:value-type="float" office:value="33124">
            <text:p>33124</text:p>
          </table:table-cell>
          <table:table-cell table:formula="of:=[.D49]*[.G49]" office:value-type="float" office:value="15317.5430221545">
            <text:p>15317.54</text:p>
          </table:table-cell>
          <table:table-cell table:style-name="ce11" table:formula="of:=[.$E$8]*[.D49]+[.$E$9]" office:value-type="float" office:value="83.1167181296739">
            <text:p>83.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9]+5" office:value-type="float" office:value="187">
            <text:p>187</text:p>
          </table:table-cell>
          <table:table-cell table:style-name="ce11" table:formula="of:=[.$H$8]*[.D50]+[.$H$9]" office:value-type="float" office:value="86.111111111111">
            <text:p>86.11</text:p>
          </table:table-cell>
          <table:table-cell table:style-name="ce11" table:formula="of:=RAND()*2*[.$E$10]-[.$E$10]" office:value-type="float" office:value="3.26391202397645">
            <text:p>3.26</text:p>
          </table:table-cell>
          <table:table-cell table:style-name="ce11" table:formula="of:=[.$H$8]*[.D50]+[.$H$9]+[.F50]" office:value-type="float" office:value="89.3750231350875">
            <text:p>89.38</text:p>
          </table:table-cell>
          <table:table-cell table:style-name="ce2" table:formula="of:=[.D50]*[.D50]" office:value-type="float" office:value="34969">
            <text:p>34969</text:p>
          </table:table-cell>
          <table:table-cell table:formula="of:=[.D50]*[.G50]" office:value-type="float" office:value="16713.1293262614">
            <text:p>16713.13</text:p>
          </table:table-cell>
          <table:table-cell table:style-name="ce11" table:formula="of:=[.$E$8]*[.D50]+[.$E$9]" office:value-type="float" office:value="85.8376055082361">
            <text:p>85.8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50]+5" office:value-type="float" office:value="192">
            <text:p>192</text:p>
          </table:table-cell>
          <table:table-cell table:style-name="ce11" table:formula="of:=[.$H$8]*[.D51]+[.$H$9]" office:value-type="float" office:value="88.8888888888888">
            <text:p>88.89</text:p>
          </table:table-cell>
          <table:table-cell table:style-name="ce11" table:formula="of:=RAND()*2*[.$E$10]-[.$E$10]" office:value-type="float" office:value="2.92371162213385">
            <text:p>2.92</text:p>
          </table:table-cell>
          <table:table-cell table:style-name="ce11" table:formula="of:=[.$H$8]*[.D51]+[.$H$9]+[.F51]" office:value-type="float" office:value="91.8126005110226">
            <text:p>91.81</text:p>
          </table:table-cell>
          <table:table-cell table:style-name="ce2" table:formula="of:=[.D51]*[.D51]" office:value-type="float" office:value="36864">
            <text:p>36864</text:p>
          </table:table-cell>
          <table:table-cell table:formula="of:=[.D51]*[.G51]" office:value-type="float" office:value="17628.0192981163">
            <text:p>17628.02</text:p>
          </table:table-cell>
          <table:table-cell table:style-name="ce11" table:formula="of:=[.$E$8]*[.D51]+[.$E$9]" office:value-type="float" office:value="88.5584928867983">
            <text:p>88.5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51]+5" office:value-type="float" office:value="197">
            <text:p>197</text:p>
          </table:table-cell>
          <table:table-cell table:style-name="ce11" table:formula="of:=[.$H$8]*[.D52]+[.$H$9]" office:value-type="float" office:value="91.6666666666666">
            <text:p>91.67</text:p>
          </table:table-cell>
          <table:table-cell table:style-name="ce11" table:formula="of:=RAND()*2*[.$E$10]-[.$E$10]" office:value-type="float" office:value="1.42557530198246">
            <text:p>1.43</text:p>
          </table:table-cell>
          <table:table-cell table:style-name="ce11" table:formula="of:=[.$H$8]*[.D52]+[.$H$9]+[.F52]" office:value-type="float" office:value="93.092241968649">
            <text:p>93.09</text:p>
          </table:table-cell>
          <table:table-cell table:style-name="ce2" table:formula="of:=[.D52]*[.D52]" office:value-type="float" office:value="38809">
            <text:p>38809</text:p>
          </table:table-cell>
          <table:table-cell table:formula="of:=[.D52]*[.G52]" office:value-type="float" office:value="18339.1716678239">
            <text:p>18339.17</text:p>
          </table:table-cell>
          <table:table-cell table:style-name="ce11" table:formula="of:=[.$E$8]*[.D52]+[.$E$9]" office:value-type="float" office:value="91.2793802653605">
            <text:p>91.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52]+5" office:value-type="float" office:value="202">
            <text:p>202</text:p>
          </table:table-cell>
          <table:table-cell table:style-name="ce11" table:formula="of:=[.$H$8]*[.D53]+[.$H$9]" office:value-type="float" office:value="94.4444444444443">
            <text:p>94.44</text:p>
          </table:table-cell>
          <table:table-cell table:style-name="ce11" table:formula="of:=RAND()*2*[.$E$10]-[.$E$10]" office:value-type="float" office:value="4.42874104715884">
            <text:p>4.43</text:p>
          </table:table-cell>
          <table:table-cell table:style-name="ce11" table:formula="of:=[.$H$8]*[.D53]+[.$H$9]+[.F53]" office:value-type="float" office:value="98.8731854916032">
            <text:p>98.87</text:p>
          </table:table-cell>
          <table:table-cell table:style-name="ce2" table:formula="of:=[.D53]*[.D53]" office:value-type="float" office:value="40804">
            <text:p>40804</text:p>
          </table:table-cell>
          <table:table-cell table:formula="of:=[.D53]*[.G53]" office:value-type="float" office:value="19972.3834693038">
            <text:p>19972.38</text:p>
          </table:table-cell>
          <table:table-cell table:style-name="ce11" table:formula="of:=[.$E$8]*[.D53]+[.$E$9]" office:value-type="float" office:value="94.0002676439227">
            <text:p>94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53]+5" office:value-type="float" office:value="207">
            <text:p>207</text:p>
          </table:table-cell>
          <table:table-cell table:style-name="ce11" table:formula="of:=[.$H$8]*[.D54]+[.$H$9]" office:value-type="float" office:value="97.2222222222221">
            <text:p>97.22</text:p>
          </table:table-cell>
          <table:table-cell table:style-name="ce11" table:formula="of:=RAND()*2*[.$E$10]-[.$E$10]" office:value-type="float" office:value="-9.75039439741522">
            <text:p>-9.75</text:p>
          </table:table-cell>
          <table:table-cell table:style-name="ce11" table:formula="of:=[.$H$8]*[.D54]+[.$H$9]+[.F54]" office:value-type="float" office:value="87.4718278248069">
            <text:p>87.47</text:p>
          </table:table-cell>
          <table:table-cell table:style-name="ce2" table:formula="of:=[.D54]*[.D54]" office:value-type="float" office:value="42849">
            <text:p>42849</text:p>
          </table:table-cell>
          <table:table-cell table:formula="of:=[.D54]*[.G54]" office:value-type="float" office:value="18106.668359735">
            <text:p>18106.67</text:p>
          </table:table-cell>
          <table:table-cell table:style-name="ce11" table:formula="of:=[.$E$8]*[.D54]+[.$E$9]" office:value-type="float" office:value="96.721155022485">
            <text:p>96.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54]+5" office:value-type="float" office:value="212">
            <text:p>212</text:p>
          </table:table-cell>
          <table:table-cell table:style-name="ce11" table:formula="of:=[.$H$8]*[.D55]+[.$H$9]" office:value-type="float" office:value="99.9999999999999">
            <text:p>100.00</text:p>
          </table:table-cell>
          <table:table-cell table:style-name="ce11" table:formula="of:=RAND()*2*[.$E$10]-[.$E$10]" office:value-type="float" office:value="-4.83801923226565">
            <text:p>-4.84</text:p>
          </table:table-cell>
          <table:table-cell table:style-name="ce11" table:formula="of:=[.$H$8]*[.D55]+[.$H$9]+[.F55]" office:value-type="float" office:value="95.1619807677342">
            <text:p>95.16</text:p>
          </table:table-cell>
          <table:table-cell table:style-name="ce2" table:formula="of:=[.D55]*[.D55]" office:value-type="float" office:value="44944">
            <text:p>44944</text:p>
          </table:table-cell>
          <table:table-cell table:formula="of:=[.D55]*[.G55]" office:value-type="float" office:value="20174.3399227597">
            <text:p>20174.34</text:p>
          </table:table-cell>
          <table:table-cell table:style-name="ce11" table:formula="of:=[.$E$8]*[.D55]+[.$E$9]" office:value-type="float" office:value="99.4420424010472">
            <text:p>99.44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LinearCurveFit_YouCanChange.H76" table:end-x="0.9673in" table:end-y="0.0165in" draw:z-index="0" draw:style-name="gr1" draw:text-style-name="P1" svg:width="6.2988in" svg:height="3.5429in" svg:x="0.7457in" svg:y="0.0299in">
              <draw:object draw:notify-on-update-of-ranges="LinearCurveFit_YouCanChange.C19:LinearCurveFit_YouCanChange.C55 LinearCurveFit_YouCanChange.E19:LinearCurveFit_YouCanChange.E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101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409in" table:end-y="0.1594in" draw:z-index="0" draw:style-name="gr1" draw:text-style-name="P1" svg:width="9.8012in" svg:height="5.3055in" svg:x="0.0189in" svg:y="0.0102in">
              <draw:object draw:notify-on-update-of-ranges="LinearCurveFit_YouCanChange.D19:LinearCurveFit_YouCanChange.D55 LinearCurveFit_YouCanChange.E18:LinearCurveFit_YouCanChange.E18 LinearCurveFit_YouCanChange.E19:LinearCurveFit_YouCanChange.E55 LinearCurveFit_YouCanChange.D19:LinearCurveFit_YouCanChange.D55 LinearCurveFit_YouCanChange.G17:LinearCurveFit_YouCanChange.G18 LinearCurveFit_YouCanChange.G19:LinearCurveFit_YouCanChange.G55 LinearCurveFit_YouCanChange.D19:LinearCurveFit_YouCanChange.D55 LinearCurveFit_YouCanChange.J17:LinearCurveFit_YouCanChange.J18 LinearCurveFit_YouCanChange.J19:LinearCurveFit_YouCanChange.J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10/20/2023</text:date>, <text:time>13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1DT2H16M47S</meta:editing-duration>
    <meta:editing-cycles>18</meta:editing-cycles>
    <meta:generator>OpenOffice/4.1.14$Win32 OpenOffice.org_project/4114m1$Build-9811</meta:generator>
    <meta:initial-creator>RCC RCCD</meta:initial-creator>
    <dc:date>2023-10-09T14:35:27.99</dc:date>
    <meta:document-statistic meta:table-count="3" meta:cell-count="7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D19:LinearCurveFit_YouCanChange.E55 LinearCurveFit_YouCanChange.E18:LinearCurveFit_YouCanChange.E18 LinearCurveFit_YouCanChange.G17:LinearCurveFit_YouCanChange.G55 LinearCurveFit_YouCanChange.J17:LinearCurveFit_YouCanChange.J55" chart:data-source-has-labels="row" svg:x="1.535cm" svg:y="2.674cm" svg:width="16.895cm" svg:height="9.526cm">
          <chartooo:coordinate-region svg:x="2.818cm" svg:y="2.886cm" svg:width="15.332cm" svg:height="8.641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E19:LinearCurveFit_YouCanChange.E55" chart:label-cell-address="LinearCurveFit_YouCanChange.E18:LinearCurveFit_YouCanChange.E18" chart:class="chart:scatter">
            <chart:domain table:cell-range-address="LinearCurveFit_YouCanChange.D19:LinearCurveFit_YouCanChange.D55"/>
            <chart:data-point chart:repeated="37"/>
          </chart:series>
          <chart:series chart:style-name="ch12" chart:values-cell-range-address="LinearCurveFit_YouCanChange.G19:LinearCurveFit_YouCanChange.G55" chart:label-cell-address="LinearCurveFit_YouCanChange.G17:LinearCurveFit_YouCanChange.G18" chart:class="chart:scatter">
            <chart:data-point chart:repeated="37"/>
          </chart:series>
          <chart:series chart:style-name="ch13" chart:values-cell-range-address="LinearCurveFit_YouCanChange.J19:LinearCurveFit_YouCanChange.J55" chart:label-cell-address="LinearCurveFit_YouCanChange.J17:LinearCurveFit_YouCanChange.J18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 → Linear</text:p>
                <draw:g>
                  <svg:desc>LinearCurveFit_YouCanChange.E18:LinearCurveFit_YouCanChange.E18</svg:desc>
                </draw:g>
              </table:table-cell>
              <table:table-cell office:value-type="string">
                <text:p>Measurement Y'  → Noise</text:p>
                <text:list>
                  <text:list-item>
                    <text:p>Measurement</text:p>
                  </text:list-item>
                  <text:list-item>
                    <text:p>Y'  → Noise</text:p>
                  </text:list-item>
                </text:list>
                <draw:g>
                  <svg:desc>LinearCurveFit_YouCanChange.G17:LinearCurveFit_YouCanChange.G18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J17:LinearCurveFit_YouCanChange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D19:LinearCurveFit_YouCanChange.D55</svg:desc>
                </draw:g>
              </table:table-cell>
              <table:table-cell office:value-type="float" office:value="0">
                <text:p>0</text:p>
                <draw:g>
                  <svg:desc>LinearCurveFit_YouCanChange.E19:LinearCurveFit_YouCanChange.E55</svg:desc>
                </draw:g>
              </table:table-cell>
              <table:table-cell office:value-type="float" office:value="9.79283479508013">
                <text:p>9.79283479508013</text:p>
                <draw:g>
                  <svg:desc>LinearCurveFit_YouCanChange.G19:LinearCurveFit_YouCanChange.G55</svg:desc>
                </draw:g>
              </table:table-cell>
              <table:table-cell office:value-type="float" office:value="1.49009677280756">
                <text:p>1.49009677280756</text:p>
                <draw:g>
                  <svg:desc>LinearCurveFit_YouCanChange.J19:LinearCurveFit_YouCanChange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7">
                <text:p>2.77777777777777</text:p>
              </table:table-cell>
              <table:table-cell office:value-type="float" office:value="7.1204751290174">
                <text:p>7.1204751290174</text:p>
              </table:table-cell>
              <table:table-cell office:value-type="float" office:value="4.21098415136977">
                <text:p>4.21098415136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5">
                <text:p>5.55555555555555</text:p>
              </table:table-cell>
              <table:table-cell office:value-type="float" office:value="9.6679043262783">
                <text:p>9.6679043262783</text:p>
              </table:table-cell>
              <table:table-cell office:value-type="float" office:value="6.93187152993198">
                <text:p>6.93187152993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.6757317700734">
                <text:p>10.6757317700734</text:p>
              </table:table-cell>
              <table:table-cell office:value-type="float" office:value="9.6527589084942">
                <text:p>9.6527589084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6.28732726081377">
                <text:p>6.28732726081377</text:p>
              </table:table-cell>
              <table:table-cell office:value-type="float" office:value="12.3736462870564">
                <text:p>12.3736462870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4.9894929154672">
                <text:p>14.9894929154672</text:p>
              </table:table-cell>
              <table:table-cell office:value-type="float" office:value="15.0945336656186">
                <text:p>15.0945336656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7.9285297232369">
                <text:p>17.9285297232369</text:p>
              </table:table-cell>
              <table:table-cell office:value-type="float" office:value="17.8154210441808">
                <text:p>17.815421044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0.8743615350168">
                <text:p>10.8743615350168</text:p>
              </table:table-cell>
              <table:table-cell office:value-type="float" office:value="20.536308422743">
                <text:p>20.536308422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1.3682695778294">
                <text:p>21.3682695778294</text:p>
              </table:table-cell>
              <table:table-cell office:value-type="float" office:value="23.2571958013053">
                <text:p>23.2571958013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34.2475647106766">
                <text:p>34.2475647106766</text:p>
              </table:table-cell>
              <table:table-cell office:value-type="float" office:value="25.9780831798675">
                <text:p>25.978083179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7">
                <text:p>27.7777777777777</text:p>
              </table:table-cell>
              <table:table-cell office:value-type="float" office:value="20.5199041569398">
                <text:p>20.5199041569398</text:p>
              </table:table-cell>
              <table:table-cell office:value-type="float" office:value="28.6989705584297">
                <text:p>28.6989705584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24.2501735226768">
                <text:p>24.2501735226768</text:p>
              </table:table-cell>
              <table:table-cell office:value-type="float" office:value="31.4198579369919">
                <text:p>31.4198579369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3.7557241584484">
                <text:p>23.7557241584484</text:p>
              </table:table-cell>
              <table:table-cell office:value-type="float" office:value="34.1407453155541">
                <text:p>34.1407453155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44.5741557340241">
                <text:p>44.5741557340241</text:p>
              </table:table-cell>
              <table:table-cell office:value-type="float" office:value="36.8616326941163">
                <text:p>36.8616326941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8">
                <text:p>38.8888888888888</text:p>
              </table:table-cell>
              <table:table-cell office:value-type="float" office:value="39.3585935178109">
                <text:p>39.3585935178109</text:p>
              </table:table-cell>
              <table:table-cell office:value-type="float" office:value="39.5825200726785">
                <text:p>39.5825200726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6">
                <text:p>41.6666666666666</text:p>
              </table:table-cell>
              <table:table-cell office:value-type="float" office:value="35.3564407133186">
                <text:p>35.3564407133186</text:p>
              </table:table-cell>
              <table:table-cell office:value-type="float" office:value="42.3034074512407">
                <text:p>42.3034074512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9.8019648757245">
                <text:p>49.8019648757245</text:p>
              </table:table-cell>
              <table:table-cell office:value-type="float" office:value="45.0242948298029">
                <text:p>45.0242948298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3.8879964987023">
                <text:p>53.8879964987023</text:p>
              </table:table-cell>
              <table:table-cell office:value-type="float" office:value="47.7451822083652">
                <text:p>47.7451822083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9.4197925692424">
                <text:p>59.4197925692424</text:p>
              </table:table-cell>
              <table:table-cell office:value-type="float" office:value="50.4660695869274">
                <text:p>50.4660695869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7">
                <text:p>52.7777777777777</text:p>
              </table:table-cell>
              <table:table-cell office:value-type="float" office:value="47.6394139721782">
                <text:p>47.6394139721782</text:p>
              </table:table-cell>
              <table:table-cell office:value-type="float" office:value="53.1869569654896">
                <text:p>53.1869569654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5">
                <text:p>55.5555555555555</text:p>
              </table:table-cell>
              <table:table-cell office:value-type="float" office:value="57.8823583438578">
                <text:p>57.8823583438578</text:p>
              </table:table-cell>
              <table:table-cell office:value-type="float" office:value="55.9078443440518">
                <text:p>55.9078443440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6.6734819424648">
                <text:p>56.6734819424648</text:p>
              </table:table-cell>
              <table:table-cell office:value-type="float" office:value="58.628731722614">
                <text:p>58.628731722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">
                <text:p>61.111111111111</text:p>
              </table:table-cell>
              <table:table-cell office:value-type="float" office:value="54.3809546680293">
                <text:p>54.3809546680293</text:p>
              </table:table-cell>
              <table:table-cell office:value-type="float" office:value="61.3496191011762">
                <text:p>61.3496191011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8">
                <text:p>63.8888888888888</text:p>
              </table:table-cell>
              <table:table-cell office:value-type="float" office:value="67.3224020692416">
                <text:p>67.3224020692416</text:p>
              </table:table-cell>
              <table:table-cell office:value-type="float" office:value="64.0705064797384">
                <text:p>64.0705064797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74.8701972529912">
                <text:p>74.8701972529912</text:p>
              </table:table-cell>
              <table:table-cell office:value-type="float" office:value="66.7913938583006">
                <text:p>66.7913938583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78.8653603563498">
                <text:p>78.8653603563498</text:p>
              </table:table-cell>
              <table:table-cell office:value-type="float" office:value="69.5122812368629">
                <text:p>69.5122812368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1">
                <text:p>72.2222222222221</text:p>
              </table:table-cell>
              <table:table-cell office:value-type="float" office:value="70.4352229993997">
                <text:p>70.4352229993997</text:p>
              </table:table-cell>
              <table:table-cell office:value-type="float" office:value="72.2331686154251">
                <text:p>72.2331686154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69.0390909509732">
                <text:p>69.0390909509732</text:p>
              </table:table-cell>
              <table:table-cell office:value-type="float" office:value="74.9540559939873">
                <text:p>74.9540559939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7">
                <text:p>77.7777777777777</text:p>
              </table:table-cell>
              <table:table-cell office:value-type="float" office:value="83.8572078643159">
                <text:p>83.8572078643159</text:p>
              </table:table-cell>
              <table:table-cell office:value-type="float" office:value="77.6749433725495">
                <text:p>77.6749433725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5">
                <text:p>80.5555555555555</text:p>
              </table:table-cell>
              <table:table-cell office:value-type="float" office:value="72.4524628096777">
                <text:p>72.4524628096777</text:p>
              </table:table-cell>
              <table:table-cell office:value-type="float" office:value="80.3958307511117">
                <text:p>80.3958307511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4.1623242975522">
                <text:p>84.1623242975522</text:p>
              </table:table-cell>
              <table:table-cell office:value-type="float" office:value="83.1167181296739">
                <text:p>83.1167181296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">
                <text:p>86.111111111111</text:p>
              </table:table-cell>
              <table:table-cell office:value-type="float" office:value="89.3750231350875">
                <text:p>89.3750231350875</text:p>
              </table:table-cell>
              <table:table-cell office:value-type="float" office:value="85.8376055082361">
                <text:p>85.8376055082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8">
                <text:p>88.8888888888888</text:p>
              </table:table-cell>
              <table:table-cell office:value-type="float" office:value="91.8126005110226">
                <text:p>91.8126005110226</text:p>
              </table:table-cell>
              <table:table-cell office:value-type="float" office:value="88.5584928867983">
                <text:p>88.5584928867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93.092241968649">
                <text:p>93.092241968649</text:p>
              </table:table-cell>
              <table:table-cell office:value-type="float" office:value="91.2793802653605">
                <text:p>91.2793802653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3">
                <text:p>94.4444444444443</text:p>
              </table:table-cell>
              <table:table-cell office:value-type="float" office:value="98.8731854916032">
                <text:p>98.8731854916032</text:p>
              </table:table-cell>
              <table:table-cell office:value-type="float" office:value="94.0002676439227">
                <text:p>94.0002676439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1">
                <text:p>97.2222222222221</text:p>
              </table:table-cell>
              <table:table-cell office:value-type="float" office:value="87.4718278248069">
                <text:p>87.4718278248069</text:p>
              </table:table-cell>
              <table:table-cell office:value-type="float" office:value="96.721155022485">
                <text:p>96.721155022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95.1619807677342">
                <text:p>95.1619807677342</text:p>
              </table:table-cell>
              <table:table-cell office:value-type="float" office:value="99.4420424010472">
                <text:p>99.4420424010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LinearCurveFit_YouCanChange.C19:LinearCurveFit_YouCanChange.C55 LinearCurveFit_YouCanChange.E19:LinearCurveFit_YouCanChange.E55" svg:x="0.77cm" svg:y="0.855cm" svg:width="11.738cm" svg:height="7.545cm">
          <chartooo:coordinate-region svg:x="2.053cm" svg:y="1.067cm" svg:width="10.268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nearCurveFit_YouCanChange.E19:LinearCurveFit_YouCanChange.E55" chart:class="chart:scatter">
            <chart:domain table:cell-range-address="LinearCurveFit_YouCanChange.C19:LinearCurveFit_YouCanChange.C55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CurveFit_YouCanChange.C19:LinearCurveFit_YouCanChange.C55</svg:desc>
                </draw:g>
              </table:table-cell>
              <table:table-cell office:value-type="float" office:value="0">
                <text:p>0</text:p>
                <draw:g>
                  <svg:desc>LinearCurveFit_YouCanChange.E19:LinearCurveFit_YouCanChange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7777777777777">
                <text:p>2.77777777777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55555555555555">
                <text:p>5.55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7777777777777">
                <text:p>27.7777777777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.5555555555555">
                <text:p>30.5555555555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.8888888888888">
                <text:p>38.8888888888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.6666666666666">
                <text:p>41.6666666666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2.7777777777777">
                <text:p>52.777777777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.5555555555555">
                <text:p>55.5555555555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.111111111111">
                <text:p>61.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.8888888888888">
                <text:p>63.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6.6666666666666">
                <text:p>66.666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2222222222221">
                <text:p>72.2222222222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4.9999999999999">
                <text:p>74.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7.7777777777777">
                <text:p>77.7777777777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.5555555555555">
                <text:p>80.555555555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.111111111111">
                <text:p>86.11111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.8888888888888">
                <text:p>88.8888888888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1.6666666666666">
                <text:p>91.6666666666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4.4444444444443">
                <text:p>94.4444444444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7.2222222222221">
                <text:p>97.2222222222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.9999999999999">
                <text:p>99.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